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6A0000018E1BE624A76F0F1548.png" manifest:media-type="image/png"/>
  <manifest:file-entry manifest:full-path="Pictures/100000000000025800000258471FC8841F9464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2.563cm" fo:min-width="7.021cm"/>
    </style:style>
    <style:style style:name="gr4" style:family="graphic" style:parent-style-name="standard">
      <style:graphic-properties draw:fill-color="#55308d" draw:textarea-horizontal-align="justify" draw:textarea-vertical-align="middle" draw:auto-grow-height="false" fo:min-height="1.271cm" fo:min-width="7.063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9.792cm" fo:min-width="6.87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833cm" fo:min-width="0.10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fill-color="#55308d" draw:textarea-horizontal-align="justify" draw:textarea-vertical-align="middle" draw:auto-grow-height="false" fo:min-height="0.654cm" fo:min-width="3.613cm"/>
      <style:paragraph-properties style:writing-mode="lr-tb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104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496cm"/>
      <style:paragraph-properties style:writing-mode="lr-tb"/>
    </style:style>
    <style:style style:name="gr12" style:family="graphic" style:parent-style-name="standard">
      <style:graphic-properties draw:fill-color="#dddddd" draw:textarea-horizontal-align="justify" draw:textarea-vertical-align="middle" draw:auto-grow-height="false" fo:min-height="1.209cm" fo:min-width="6.89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255cm"/>
      <style:paragraph-properties style:writing-mode="lr-tb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start" style:writing-mode="lr-tb"/>
      <style:text-properties fo:color="#ffffff" loext:opacity="100%"/>
    </style:style>
    <style:style style:name="P5" style:family="paragraph">
      <loext:graphic-properties draw:fill-color="#55308d"/>
      <style:paragraph-properties fo:text-align="start" style:writing-mode="lr-tb"/>
      <style:text-properties fo:color="#ffffff" loext:opacity="100%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text-align="start" style:writing-mode="lr-tb"/>
      <style:text-properties fo:color="#ffffff" loext:opacity="100%" fo:font-size="18pt"/>
    </style:style>
    <style:style style:name="P8" style:family="paragraph">
      <loext:graphic-properties draw:fill-color="#55308d"/>
      <style:paragraph-properties fo:text-align="start" style:writing-mode="lr-tb"/>
      <style:text-properties fo:color="#ffffff" loext:opacity="100%" fo:font-size="18pt"/>
    </style:style>
    <style:style style:name="P9" style:family="paragraph">
      <loext:graphic-properties draw:fill="none" draw:fill-color="#ffffff"/>
      <style:paragraph-properties style:writing-mode="lr-tb"/>
      <style:text-properties fo:font-size="18pt" style:text-underline-style="none"/>
    </style:style>
    <style:style style:name="P10" style:family="paragraph">
      <style:paragraph-properties fo:text-align="center" style:writing-mode="lr-tb"/>
      <style:text-properties fo:color="#ffffff" loext:opacity="100%" fo:font-size="18pt"/>
    </style:style>
    <style:style style:name="P11" style:family="paragraph">
      <loext:graphic-properties draw:fill-color="#55308d"/>
      <style:paragraph-properties fo:text-align="center" style:writing-mode="lr-tb"/>
      <style:text-properties fo:color="#ffffff" loext:opacity="100%" fo:font-size="18pt"/>
    </style:style>
    <style:style style:name="P12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3" style:family="paragraph">
      <loext:graphic-properties draw:fill-color="#dddddd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font-size="12pt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ffffff" loext:opacity="100%"/>
    </style:style>
    <style:style style:name="T2" style:family="text">
      <style:text-properties fo:color="#ffffff" loext:opacity="100%" fo:font-size="18pt"/>
    </style:style>
    <style:style style:name="T3" style:family="text">
      <style:text-properties fo:font-size="18pt" style:text-underline-style="none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7.999cm" svg:height="9.86cm" svg:x="-0.145cm" svg:y="1.799cm">
          <draw:image xlink:href="Pictures/100002010000046A0000018E1BE624A76F0F154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custom-shape draw:style-name="gr3" draw:text-style-name="P3" draw:layer="layout" svg:width="8.333cm" svg:height="13.625cm" svg:x="10.708cm" svg:y="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7.563cm" svg:height="1.521cm" svg:x="11.02cm" svg:y="1.688cm">
          <text:p text:style-name="P4"><text:span text:style-name="T1">Fil roug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7.375cm" svg:height="10.042cm" svg:x="11.187cm" svg:y="3.521cm">
          <text:p text:style-name="P6">CONTENU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604cm" svg:height="1.083cm" svg:x="17.875cm" svg:y="1.917cm">
          <text:p text:style-name="P6">MENU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custom-shape draw:style-name="gr3" draw:text-style-name="P3" draw:layer="layout" svg:width="8.333cm" svg:height="13.625cm" svg:x="3.083cm" svg:y="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8.333cm" svg:height="13.625cm" svg:x="15.563cm" svg:y="1.0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draw:layer="layout" svg:width="7.563cm" svg:height="1.521cm" svg:x="3.353cm" svg:y="1.688cm">
          <text:p text:style-name="P7"><text:span text:style-name="T2">Nom appli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5.584cm" svg:height="0.962cm" svg:x="4.312cm" svg:y="5.479cm">
          <draw:text-box>
            <text:p><text:span text:style-name="T3">Login</text:span></text:p>
          </draw:text-box>
        </draw:frame>
        <draw:line draw:style-name="gr8" draw:text-style-name="P1" draw:layer="layout" svg:x1="4.479cm" svg:y1="6.438cm" svg:x2="9.604cm" svg:y2="6.438cm">
          <text:p/>
        </draw:line>
        <draw:frame draw:style-name="gr7" draw:text-style-name="P9" draw:layer="layout" svg:width="5.584cm" svg:height="0.962cm" svg:x="4.395cm" svg:y="8.062cm">
          <draw:text-box>
            <text:p><text:span text:style-name="T3">Mot de passe</text:span></text:p>
          </draw:text-box>
        </draw:frame>
        <draw:line draw:style-name="gr8" draw:text-style-name="P1" draw:layer="layout" svg:x1="4.562cm" svg:y1="9.021cm" svg:x2="9.687cm" svg:y2="9.021cm">
          <text:p/>
        </draw:line>
        <draw:custom-shape draw:style-name="gr9" draw:text-style-name="P11" draw:layer="layout" svg:width="4.209cm" svg:height="1cm" svg:x="5.02cm" svg:y="9.98cm">
          <text:p text:style-name="P10"><text:span text:style-name="T2">Se connec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0.354cm" svg:height="0.354cm" svg:x="4.832cm" svg:y="11.688cm">
          <text:p/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4.25cm" svg:height="0.746cm" svg:x="5.311cm" svg:y="11.542cm">
          <draw:text-box>
            <text:p><text:span text:style-name="T4">Se souvenir de moi</text:span></text:p>
          </draw:text-box>
        </draw:frame>
        <draw:custom-shape draw:style-name="gr4" draw:text-style-name="P8" draw:layer="layout" svg:width="7.563cm" svg:height="1.521cm" svg:x="15.853cm" svg:y="1.855cm">
          <text:p text:style-name="P7"><text:span text:style-name="T2">Nom appli</text:span></text:p>
          <draw:enhanced-geometry svg:viewBox="0 0 21600 21600" draw:type="rectangle" draw:enhanced-path="M 0 0 L 21600 0 21600 21600 0 21600 0 0 Z N"/>
        </draw:custom-shape>
        <draw:g>
          <draw:custom-shape draw:style-name="gr12" draw:text-style-name="P13" draw:layer="layout" svg:width="7.396cm" svg:height="1.459cm" svg:x="15.979cm" svg:y="3.458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1.061cm" svg:height="1.061cm" svg:x="16.147cm" svg:y="3.626cm">
            <draw:image xlink:href="Pictures/100000000000025800000258471FC8841F946440.png" xlink:type="simple" xlink:show="embed" xlink:actuate="onLoad" draw:mime-type="image/png">
              <text:p/>
            </draw:image>
          </draw:frame>
          <draw:frame draw:style-name="gr13" draw:text-style-name="P14" draw:layer="layout" svg:width="1.755cm" svg:height="1.199cm" svg:x="17.437cm" svg:y="3.604cm">
            <draw:text-box>
              <text:p><text:span text:style-name="T5">Titre</text:span><text:span text:style-name="T5"><text:line-break/></text:span><text:span text:style-name="T5">Auteur</text:span></text:p>
            </draw:text-box>
          </draw:frame>
        </draw:g>
        <draw:g>
          <draw:custom-shape draw:style-name="gr12" draw:text-style-name="P13" draw:layer="layout" svg:width="7.396cm" svg:height="1.459cm" svg:x="16cm" svg:y="5.041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1.061cm" svg:height="1.061cm" svg:x="16.168cm" svg:y="5.209cm">
            <draw:image xlink:href="Pictures/100000000000025800000258471FC8841F946440.png" xlink:type="simple" xlink:show="embed" xlink:actuate="onLoad" draw:mime-type="image/png">
              <text:p/>
            </draw:image>
          </draw:frame>
          <draw:frame draw:style-name="gr13" draw:text-style-name="P14" draw:layer="layout" svg:width="1.755cm" svg:height="1.199cm" svg:x="17.458cm" svg:y="5.187cm">
            <draw:text-box>
              <text:p><text:span text:style-name="T5">Titre</text:span><text:span text:style-name="T5"><text:line-break/></text:span><text:span text:style-name="T5">Auteur</text:span></text:p>
            </draw:text-box>
          </draw:frame>
        </draw:g>
        <draw:g>
          <draw:custom-shape draw:style-name="gr12" draw:text-style-name="P13" draw:layer="layout" svg:width="7.396cm" svg:height="1.459cm" svg:x="15.979cm" svg:y="6.666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1.061cm" svg:height="1.061cm" svg:x="16.147cm" svg:y="6.834cm">
            <draw:image xlink:href="Pictures/100000000000025800000258471FC8841F946440.png" xlink:type="simple" xlink:show="embed" xlink:actuate="onLoad" draw:mime-type="image/png">
              <text:p/>
            </draw:image>
          </draw:frame>
          <draw:frame draw:style-name="gr13" draw:text-style-name="P14" draw:layer="layout" svg:width="1.755cm" svg:height="1.199cm" svg:x="17.437cm" svg:y="6.812cm">
            <draw:text-box>
              <text:p><text:span text:style-name="T5">Titre</text:span><text:span text:style-name="T5"><text:line-break/></text:span><text:span text:style-name="T5">Auteur</text:span></text:p>
            </draw:text-box>
          </draw:frame>
        </draw:g>
        <draw:g>
          <draw:custom-shape draw:style-name="gr12" draw:text-style-name="P13" draw:layer="layout" svg:width="7.396cm" svg:height="1.459cm" svg:x="15.999cm" svg:y="8.291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1.061cm" svg:height="1.061cm" svg:x="16.167cm" svg:y="8.459cm">
            <draw:image xlink:href="Pictures/100000000000025800000258471FC8841F946440.png" xlink:type="simple" xlink:show="embed" xlink:actuate="onLoad" draw:mime-type="image/png">
              <text:p/>
            </draw:image>
          </draw:frame>
          <draw:frame draw:style-name="gr13" draw:text-style-name="P14" draw:layer="layout" svg:width="1.755cm" svg:height="1.199cm" svg:x="17.457cm" svg:y="8.437cm">
            <draw:text-box>
              <text:p><text:span text:style-name="T5">Titre</text:span><text:span text:style-name="T5"><text:line-break/></text:span><text:span text:style-name="T5">Auteur</text:span></text:p>
            </draw:text-box>
          </draw:frame>
        </draw:g>
        <draw:g>
          <draw:custom-shape draw:style-name="gr12" draw:text-style-name="P13" draw:layer="layout" svg:width="7.396cm" svg:height="1.459cm" svg:x="15.979cm" svg:y="9.874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1.061cm" svg:height="1.061cm" svg:x="16.147cm" svg:y="10.042cm">
            <draw:image xlink:href="Pictures/100000000000025800000258471FC8841F946440.png" xlink:type="simple" xlink:show="embed" xlink:actuate="onLoad" draw:mime-type="image/png">
              <text:p/>
            </draw:image>
          </draw:frame>
          <draw:frame draw:style-name="gr13" draw:text-style-name="P14" draw:layer="layout" svg:width="1.755cm" svg:height="1.199cm" svg:x="17.437cm" svg:y="10.02cm">
            <draw:text-box>
              <text:p><text:span text:style-name="T5">Titre</text:span><text:span text:style-name="T5"><text:line-break/></text:span><text:span text:style-name="T5">Auteur</text:span></text:p>
            </draw:text-box>
          </draw:frame>
        </draw:g>
        <draw:g>
          <draw:custom-shape draw:style-name="gr12" draw:text-style-name="P13" draw:layer="layout" svg:width="7.396cm" svg:height="1.459cm" svg:x="15.959cm" svg:y="11.458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1.061cm" svg:height="1.061cm" svg:x="16.127cm" svg:y="11.626cm">
            <draw:image xlink:href="Pictures/100000000000025800000258471FC8841F946440.png" xlink:type="simple" xlink:show="embed" xlink:actuate="onLoad" draw:mime-type="image/png">
              <text:p/>
            </draw:image>
          </draw:frame>
          <draw:frame draw:style-name="gr13" draw:text-style-name="P14" draw:layer="layout" svg:width="1.755cm" svg:height="1.199cm" svg:x="17.417cm" svg:y="11.604cm">
            <draw:text-box>
              <text:p><text:span text:style-name="T5">Titre</text:span><text:span text:style-name="T5"><text:line-break/></text:span><text:span text:style-name="T5">Auteur</text:span></text:p>
            </draw:text-box>
          </draw:frame>
        </draw:g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30T15:52:17.840000000</meta:creation-date>
    <dc:date>2021-12-19T11:23:08.195000000</dc:date>
    <meta:editing-duration>PT2H58M15S</meta:editing-duration>
    <meta:editing-cycles>3</meta:editing-cycles>
    <meta:generator>LibreOffice/7.1.1.2$Windows_X86_64 LibreOffice_project/fe0b08f4af1bacafe4c7ecc87ce55bb426164676</meta:generator>
    <meta:document-statistic meta:object-count="67"/>
  </office:meta>
</office:document-meta>
</file>